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quencerEngine.setOutQueue( Queue &lt; E &gt; out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define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quencerEngin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insert( E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sequencerEngine.getLastDeliver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Engine.setLastDelivered( E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successorOfLastDelivered( Element &lt; E &gt;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equencerEngine.createSequence( SequenceElementComparator &lt; E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getOut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put( 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Engine.ResequencerEngine( SequenceElementComparator &lt; E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add( 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quencerEngine.timeout( Timeout tim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quencerEngine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equencerEngine.ResequencerEngine( SequenceElementComparator &lt; E &gt; comparator ,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equencerEngine.deliv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